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20pt" officeooo:rsid="0018a2df" officeooo:paragraph-rsid="0018a2df"/>
    </style:style>
    <style:style style:name="P2" style:family="paragraph" style:parent-style-name="Standard">
      <style:text-properties style:font-name="Liberation Serif" fo:font-size="20pt" fo:language="tr" fo:country="TR" officeooo:rsid="0019179b" officeooo:paragraph-rsid="0019179b"/>
    </style:style>
    <style:style style:name="P3" style:family="paragraph" style:parent-style-name="Standard">
      <style:text-properties style:font-name="Liberation Serif" fo:font-size="20pt" fo:language="tr" fo:country="TR" officeooo:rsid="001aaa52" officeooo:paragraph-rsid="001aaa52"/>
    </style:style>
    <style:style style:name="P4" style:family="paragraph" style:parent-style-name="Standard">
      <style:text-properties style:font-name="Liberation Serif" fo:font-size="20pt" fo:language="tr" fo:country="TR" officeooo:rsid="0022e676" officeooo:paragraph-rsid="0022e676"/>
    </style:style>
    <style:style style:name="P5" style:family="paragraph" style:parent-style-name="Standard">
      <style:text-properties style:font-name="Liberation Serif" fo:font-size="20pt" fo:language="tr" fo:country="TR" officeooo:rsid="0026cabb" officeooo:paragraph-rsid="0026cabb"/>
    </style:style>
    <style:style style:name="P6" style:family="paragraph" style:parent-style-name="Standard">
      <style:text-properties style:font-name="Liberation Serif" fo:font-size="20pt" fo:language="tr" fo:country="TR" officeooo:rsid="0026dffa" officeooo:paragraph-rsid="0026dffa"/>
    </style:style>
    <style:style style:name="P7" style:family="paragraph" style:parent-style-name="Standard">
      <style:text-properties style:font-name="Liberation Serif" fo:font-size="20pt" fo:language="tr" fo:country="TR" officeooo:rsid="0027e886" officeooo:paragraph-rsid="0027e886"/>
    </style:style>
    <style:style style:name="P8" style:family="paragraph" style:parent-style-name="Standard">
      <style:text-properties style:font-name="Liberation Serif" fo:font-size="20pt" fo:language="tr" fo:country="TR" officeooo:rsid="0028751a" officeooo:paragraph-rsid="0028751a"/>
    </style:style>
    <style:style style:name="P9" style:family="paragraph" style:parent-style-name="Standard">
      <style:text-properties style:font-name="Liberation Serif" fo:font-size="20pt" fo:language="tr" fo:country="TR" officeooo:rsid="002a74be" officeooo:paragraph-rsid="002a74be"/>
    </style:style>
    <style:style style:name="P10" style:family="paragraph" style:parent-style-name="Standard">
      <style:text-properties style:font-name="Liberation Serif" fo:font-size="20pt" fo:language="tr" fo:country="TR" officeooo:rsid="002cdcd2" officeooo:paragraph-rsid="00313157"/>
    </style:style>
    <style:style style:name="P11" style:family="paragraph" style:parent-style-name="Standard">
      <style:text-properties style:font-name="Liberation Serif" fo:font-size="20pt" fo:language="tr" fo:country="TR" officeooo:rsid="00343995" officeooo:paragraph-rsid="00343995"/>
    </style:style>
    <style:style style:name="P12" style:family="paragraph" style:parent-style-name="Standard">
      <style:text-properties style:font-name="Liberation Serif" fo:font-size="20pt" fo:language="tr" fo:country="TR" officeooo:rsid="002e9570" officeooo:paragraph-rsid="00313157"/>
    </style:style>
    <style:style style:name="P13" style:family="paragraph" style:parent-style-name="Standard">
      <style:text-properties style:font-name="Liberation Serif" fo:font-size="20pt" fo:language="tr" fo:country="TR" officeooo:rsid="0037df54" officeooo:paragraph-rsid="0037df54"/>
    </style:style>
    <style:style style:name="P14" style:family="paragraph" style:parent-style-name="Standard">
      <style:text-properties style:font-name="Liberation Serif" fo:font-size="20pt" fo:language="tr" fo:country="TR" officeooo:rsid="003b9859" officeooo:paragraph-rsid="003b9859"/>
    </style:style>
    <style:style style:name="P15" style:family="paragraph" style:parent-style-name="Standard">
      <style:text-properties style:font-name="Liberation Serif" fo:font-size="20pt" fo:language="tr" fo:country="TR" officeooo:rsid="003c82f4" officeooo:paragraph-rsid="003c82f4"/>
    </style:style>
    <style:style style:name="P16" style:family="paragraph" style:parent-style-name="Standard">
      <style:text-properties style:font-name="Liberation Serif" fo:font-size="20pt" fo:language="tr" fo:country="TR" officeooo:rsid="003db125" officeooo:paragraph-rsid="003db125"/>
    </style:style>
    <style:style style:name="T1" style:family="text">
      <style:text-properties officeooo:rsid="00194f1a"/>
    </style:style>
    <style:style style:name="T2" style:family="text">
      <style:text-properties officeooo:rsid="001aaa52"/>
    </style:style>
    <style:style style:name="T3" style:family="text">
      <style:text-properties officeooo:rsid="001bd517"/>
    </style:style>
    <style:style style:name="T4" style:family="text">
      <style:text-properties officeooo:rsid="001da313"/>
    </style:style>
    <style:style style:name="T5" style:family="text">
      <style:text-properties officeooo:rsid="0026dffa"/>
    </style:style>
    <style:style style:name="T6" style:family="text">
      <style:text-properties officeooo:rsid="002af06f"/>
    </style:style>
    <style:style style:name="T7" style:family="text">
      <style:text-properties officeooo:rsid="002b6815"/>
    </style:style>
    <style:style style:name="T8" style:family="text">
      <style:text-properties officeooo:rsid="002e9570"/>
    </style:style>
    <style:style style:name="T9" style:family="text">
      <style:text-properties officeooo:rsid="003064e7"/>
    </style:style>
    <style:style style:name="T10" style:family="text">
      <style:text-properties officeooo:rsid="00313157"/>
    </style:style>
    <style:style style:name="T11" style:family="text">
      <style:text-properties officeooo:rsid="00320c3e"/>
    </style:style>
    <style:style style:name="T12" style:family="text">
      <style:text-properties officeooo:rsid="0035c093"/>
    </style:style>
    <style:style style:name="T13" style:family="text">
      <style:text-properties officeooo:rsid="003755e4"/>
    </style:style>
    <style:style style:name="T14" style:family="text">
      <style:text-properties officeooo:rsid="00379501"/>
    </style:style>
    <style:style style:name="T15" style:family="text">
      <style:text-properties officeooo:rsid="0039c1ff"/>
    </style:style>
    <style:style style:name="T16" style:family="text">
      <style:text-properties officeooo:rsid="003d0e93"/>
    </style:style>
    <style:style style:name="T17" style:family="text">
      <style:text-properties officeooo:rsid="003fe625"/>
    </style:style>
    <style:style style:name="T18" style:family="text">
      <style:text-properties officeooo:rsid="00418a1e"/>
    </style:style>
    <style:style style:name="T19" style:family="text">
      <style:text-properties officeooo:rsid="00422b53"/>
    </style:style>
    <style:style style:name="T20" style:family="text">
      <style:text-properties officeooo:rsid="00425cc7"/>
    </style:style>
    <style:style style:name="T21" style:family="text">
      <style:text-properties officeooo:rsid="00430d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 model, iki farklı şairin mısraları üzerine eğitilmiştir. Verilen bir mısranın, <text:span text:style-name="T3">iki şairden </text:span>hangi<text:span text:style-name="T3">si</text:span> tarafından yazılmış olabileceğini tahmin eder. <text:span text:style-name="T4">Bu projede eserlerini kullandığım iki şair Nazım Hikmet ve </text:span><text:span text:style-name="T19">Orhan Veli Kanık</text:span><text:span text:style-name="T4">’</text:span><text:span text:style-name="T19">t</text:span><text:span text:style-name="T4">ır. </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5">Aşağıda, proje klasörünün nasıl görünmesi gerektiği ile ilgili bir örnek yer almaktadır.</text:span></text:p>
      <text:p text:style-name="P5">...</text:p>
      <text:p text:style-name="P5">...</text:p>
      <text:p text:style-name="P5"/>
      <text:p text:style-name="P5"><text:soft-page-break/></text:p>
      <text:p text:style-name="P6">Örnek Toplama:</text:p>
      <text:p text:style-name="P6"/>
      <text:p text:style-name="P9">Örnek toplama, bir modeli eğitmenin ilk ve en önemli adımıdır. Örneklerin uygunluğu, modelin doğruluğunu doğrudan etkiler. <text:span text:style-name="T6">Eğer örnekler, modelin eğitilmesi için </text:span><text:span text:style-name="T7">uygun değilse veya yetersizse</text:span><text:span text:style-name="T6"> modelin doğruluğu düşük olacaktır. </text:span></text:p>
      <text:p text:style-name="P9"/>
      <text:p text:style-name="P10">Kendi projemde örnekler, üç ayrı dosyada tutuluyor. allsamples.txt sözlük üretiminde kullanılır ve toplanmış tüm örnekleri içerir. Trainingsamples.txt, model eğitilirken <text:span text:style-name="T10">(tüm örneklerin %80’ini içerir)</text:span>, Testingsamples.txt ise model test edilirken <text:span text:style-name="T11">(tüm örneklerin %20’sini içerir) </text:span>kullanılır. <text:span text:style-name="T8">Bu bakımdan, allsamples.txt’nin diğer iki dosyanın birleşimi olduğunu söyleyebiliri</text:span><text:span text:style-name="T9">z</text:span><text:span text:style-name="T8">. </text:span></text:p>
      <text:p text:style-name="P10"/>
      <text:p text:style-name="P11">Ben kendi projem için örnekleri, her bir şairin farklı kitaplarından topladım.</text:p>
      <text:p text:style-name="P10"/>
      <text:p text:style-name="P12"><text:s/></text:p>
      <text:p text:style-name="P7">Örneklerin İşlenmesi:</text:p>
      <text:p text:style-name="P7"/>
      <text:p text:style-name="P8">Örneklerin işlenmesi, iki adımda <text:span text:style-name="T15">gerçekleştirilir</text:span>. <text:span text:style-name="T12">İlk adım, sözlük oluşturma</text:span><text:span text:style-name="T13">dır. Bu adımda tüm örnekler incelenir, özgün kelimeler kullanılarak bir sözlük dizisi oluşturulur. Bu iş, 1-generate-dictionary.c kaynak kodlu program ile gerçekleştirilebilir. </text:span><text:span text:style-name="T14">Sonuç, dictionary.txt dosyasına kaydedilir. </text:span></text:p>
      <text:p text:style-name="P8"/>
      <text:p text:style-name="P13"><text:soft-page-break/>İkinci adım<text:span text:style-name="T15">da</text:span>, her bir örnek için <text:span text:style-name="T15">bir</text:span> “<text:span text:style-name="T15">hot vector” karşılık oluşturulur. </text:span><text:span text:style-name="T21">Bu iş, 2-generate-hot.c kaynak kodlu program ile gerçekleştirilir. </text:span><text:span text:style-name="T15">Hot vektörler, örneklerin sayısal karşılıklarıdır. Öncelikle uzunluğu sözlük kadar olan, sıfırlardan oluşan bir dizi tanımlanır. Ardından örnek üzerindeki kelimelerin sözlükteki yerlerine karşılık olan indislerdeki değerler 1 yapılır. Son olarak bu yapılar, daha sonra yeniden kullanılmak için bir dosyaya kaydedilir.</text:span></text:p>
      <text:p text:style-name="P13"/>
      <text:p text:style-name="P13">... <text:span text:style-name="T16">Örnek resim...</text:span></text:p>
      <text:p text:style-name="P13">...</text:p>
      <text:p text:style-name="P13">...</text:p>
      <text:p text:style-name="P13"/>
      <text:p text:style-name="P14">Eğitim için kullanılan örneklerin hot vektörleri traininghv.txt, test için kullanılan örneklerin hot vektörleri testinghv.txt dosyalarına kaydedilir.</text:p>
      <text:p text:style-name="P14"/>
      <text:p text:style-name="P14"/>
      <text:p text:style-name="P15">Modelin Eğitimi:</text:p>
      <text:p text:style-name="P15"/>
      <text:p text:style-name="P16">Modelin eğitilmesi için üç farklı yöntem kullanılabilir: Gradient Descent <text:span text:style-name="T18">(GD)</text:span>, Stochastic Gradient Descent <text:span text:style-name="T18">(SGD)</text:span>, Adaptive Movement Estimation <text:span text:style-name="T17">(ADAM)</text:span>.</text:p>
      <text:p text:style-name="P13"/>
      <text:p text:style-name="P3"/>
      <text:p text:style-name="P3"/>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4T16:37:46.258533839</dc:date>
    <meta:editing-duration>PT1H3M52S</meta:editing-duration>
    <meta:editing-cycles>42</meta:editing-cycles>
    <meta:document-statistic meta:table-count="0" meta:image-count="0" meta:object-count="0" meta:page-count="3" meta:paragraph-count="22" meta:word-count="345" meta:character-count="2791" meta:non-whitespace-character-count="2461"/>
  </office:meta>
</office:document-meta>
</file>